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fff" officeooo:paragraph-rsid="000f8fff"/>
    </style:style>
    <style:style style:name="P2" style:family="paragraph" style:parent-style-name="Standard">
      <style:text-properties officeooo:rsid="000f8fff" officeooo:paragraph-rsid="000fb667"/>
    </style:style>
    <style:style style:name="P3" style:family="paragraph" style:parent-style-name="Standard">
      <style:text-properties officeooo:rsid="000fb667" officeooo:paragraph-rsid="000fb667"/>
    </style:style>
    <style:style style:name="P4" style:family="paragraph" style:parent-style-name="Standard">
      <style:text-properties fo:font-weight="bold" officeooo:rsid="000fb667" officeooo:paragraph-rsid="000fb667" style:font-weight-asian="bold" style:font-weight-complex="bold"/>
    </style:style>
    <style:style style:name="T1" style:family="text">
      <style:text-properties officeooo:rsid="000fb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2/23/16</text:p>
      <text:p text:style-name="P3"/>
      <text:p text:style-name="P1">Possible additional fields we can get at the time we scrape PPLS. <text:s/>If we do want to keep them, how do I want to persist them? Probably, in elastic – as a first step. So, </text:p>
      <text:p text:style-name="P1"/>
      <text:p text:style-name="P2">1) ruby code <text:span text:style-name="T1">gets a chunk of labels from PPLS and saves the list as XML.</text:span></text:p>
      <text:p text:style-name="P2"><text:span text:style-name="T1">20 ruby code iterates through the fields, opening the label detail pare, downloading PDF</text:span> and harvest fields <text:span text:style-name="T1">in ruby variables</text:span></text:p>
      <text:p text:style-name="P3"/>
      <text:p text:style-name="P1">2) index each record in elastic search.</text:p>
      <text:p text:style-name="P1"/>
      <text:p text:style-name="P1"/>
      <text:p text:style-name="P1"/>
      <text:p text:style-name="P1">Label Name</text:p>
      <text:p text:style-name="P1">Registration #</text:p>
      <text:p text:style-name="P1">Company name</text:p>
      <text:p text:style-name="P1">Division Name</text:p>
      <text:p text:style-name="P1">Address</text:p>
      <text:p text:style-name="P1">City, State, Zip</text:p>
      <text:p text:style-name="P1">Current State</text:p>
      <text:p text:style-name="P1">Alternate nam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38:38.773750803</meta:creation-date>
    <dc:date>2016-02-23T13:53:25.946277290</dc:date>
    <meta:editing-duration>PT1M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94" meta:character-count="513" meta:non-whitespace-character-count="429"/>
  </office:meta>
</office:document-meta>
</file>